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5.921cm" fo:min-width="5.544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53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319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09cm" fo:min-width="0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6.223cm" svg:x="3.489cm" svg:y="2.9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35cm" svg:y1="4.505cm" svg:x2="9.585cm" svg:y2="4.505cm">
          <text:p/>
        </draw:line>
        <draw:line draw:style-name="gr2" draw:text-style-name="P2" draw:layer="layout" svg:x1="3.535cm" svg:y1="6.005cm" svg:x2="9.585cm" svg:y2="6.005cm">
          <text:p/>
        </draw:line>
        <draw:line draw:style-name="gr2" draw:text-style-name="P2" draw:layer="layout" svg:x1="3.535cm" svg:y1="6.805cm" svg:x2="9.585cm" svg:y2="6.805cm">
          <text:p/>
        </draw:line>
        <draw:line draw:style-name="gr2" draw:text-style-name="P2" draw:layer="layout" svg:x1="3.535cm" svg:y1="7.605cm" svg:x2="9.585cm" svg:y2="7.605cm">
          <text:p/>
        </draw:line>
        <draw:custom-shape draw:style-name="gr1" draw:text-style-name="P1" draw:layer="layout" svg:width="6.096cm" svg:height="6.223cm" svg:x="11.789cm" svg:y="2.9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35cm" svg:y1="4.505cm" svg:x2="17.885cm" svg:y2="4.505cm">
          <text:p/>
        </draw:line>
        <draw:line draw:style-name="gr2" draw:text-style-name="P2" draw:layer="layout" svg:x1="11.835cm" svg:y1="6.005cm" svg:x2="17.885cm" svg:y2="6.005cm">
          <text:p/>
        </draw:line>
        <draw:line draw:style-name="gr2" draw:text-style-name="P2" draw:layer="layout" svg:x1="11.835cm" svg:y1="6.805cm" svg:x2="17.885cm" svg:y2="6.805cm">
          <text:p/>
        </draw:line>
        <draw:line draw:style-name="gr2" draw:text-style-name="P2" draw:layer="layout" svg:x1="11.835cm" svg:y1="7.605cm" svg:x2="17.885cm" svg:y2="7.605cm">
          <text:p/>
        </draw:line>
        <draw:custom-shape draw:style-name="gr1" draw:text-style-name="P1" draw:layer="layout" svg:width="6.096cm" svg:height="6.223cm" svg:x="20.189cm" svg:y="2.9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235cm" svg:y1="4.505cm" svg:x2="26.285cm" svg:y2="4.505cm">
          <text:p/>
        </draw:line>
        <draw:line draw:style-name="gr2" draw:text-style-name="P2" draw:layer="layout" svg:x1="20.235cm" svg:y1="6.005cm" svg:x2="26.285cm" svg:y2="6.005cm">
          <text:p/>
        </draw:line>
        <draw:line draw:style-name="gr2" draw:text-style-name="P2" draw:layer="layout" svg:x1="20.235cm" svg:y1="6.805cm" svg:x2="26.285cm" svg:y2="6.805cm">
          <text:p/>
        </draw:line>
        <draw:line draw:style-name="gr2" draw:text-style-name="P2" draw:layer="layout" svg:x1="20.235cm" svg:y1="7.605cm" svg:x2="26.285cm" svg:y2="7.605cm">
          <text:p/>
        </draw:line>
        <draw:frame draw:style-name="gr3" draw:text-style-name="P3" draw:layer="layout" svg:width="3.175cm" svg:height="0.962cm" svg:x="5.821cm" svg:y="1.535cm">
          <draw:text-box>
            <text:p>main</text:p>
          </draw:text-box>
        </draw:frame>
        <draw:frame draw:style-name="gr3" draw:text-style-name="P3" draw:layer="layout" svg:width="3.175cm" svg:height="0.962cm" svg:x="14.322cm" svg:y="1.535cm">
          <draw:text-box>
            <text:p>f1</text:p>
          </draw:text-box>
        </draw:frame>
        <draw:frame draw:style-name="gr3" draw:text-style-name="P3" draw:layer="layout" svg:width="3.175cm" svg:height="0.962cm" svg:x="22.823cm" svg:y="1.535cm">
          <draw:text-box>
            <text:p>f2</text:p>
          </draw:text-box>
        </draw:frame>
        <draw:custom-shape draw:style-name="gr1" draw:text-style-name="P1" draw:layer="layout" svg:width="6.096cm" svg:height="6.223cm" svg:x="3.489cm" svg:y="12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535cm" svg:y1="13.819cm" svg:x2="9.585cm" svg:y2="13.819cm">
          <text:p/>
        </draw:line>
        <draw:line draw:style-name="gr2" draw:text-style-name="P2" draw:layer="layout" svg:x1="3.535cm" svg:y1="15.319cm" svg:x2="9.585cm" svg:y2="15.319cm">
          <text:p/>
        </draw:line>
        <draw:line draw:style-name="gr2" draw:text-style-name="P2" draw:layer="layout" svg:x1="3.535cm" svg:y1="16.119cm" svg:x2="9.585cm" svg:y2="16.119cm">
          <text:p/>
        </draw:line>
        <draw:line draw:style-name="gr2" draw:text-style-name="P2" draw:layer="layout" svg:x1="3.535cm" svg:y1="16.919cm" svg:x2="9.585cm" svg:y2="16.919cm">
          <text:p/>
        </draw:line>
        <draw:custom-shape draw:style-name="gr1" draw:text-style-name="P1" draw:layer="layout" svg:width="6.096cm" svg:height="6.223cm" svg:x="11.789cm" svg:y="12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835cm" svg:y1="13.819cm" svg:x2="17.885cm" svg:y2="13.819cm">
          <text:p/>
        </draw:line>
        <draw:line draw:style-name="gr2" draw:text-style-name="P2" draw:layer="layout" svg:x1="11.835cm" svg:y1="15.319cm" svg:x2="17.885cm" svg:y2="15.319cm">
          <text:p/>
        </draw:line>
        <draw:line draw:style-name="gr2" draw:text-style-name="P2" draw:layer="layout" svg:x1="11.835cm" svg:y1="16.119cm" svg:x2="17.885cm" svg:y2="16.119cm">
          <text:p/>
        </draw:line>
        <draw:line draw:style-name="gr2" draw:text-style-name="P2" draw:layer="layout" svg:x1="11.835cm" svg:y1="16.919cm" svg:x2="17.885cm" svg:y2="16.919cm">
          <text:p/>
        </draw:line>
        <draw:custom-shape draw:style-name="gr1" draw:text-style-name="P1" draw:layer="layout" svg:width="6.096cm" svg:height="6.223cm" svg:x="20.189cm" svg:y="12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235cm" svg:y1="13.819cm" svg:x2="26.285cm" svg:y2="13.819cm">
          <text:p/>
        </draw:line>
        <draw:line draw:style-name="gr2" draw:text-style-name="P2" draw:layer="layout" svg:x1="20.235cm" svg:y1="15.319cm" svg:x2="26.285cm" svg:y2="15.319cm">
          <text:p/>
        </draw:line>
        <draw:line draw:style-name="gr2" draw:text-style-name="P2" draw:layer="layout" svg:x1="20.235cm" svg:y1="16.119cm" svg:x2="26.285cm" svg:y2="16.119cm">
          <text:p/>
        </draw:line>
        <draw:line draw:style-name="gr2" draw:text-style-name="P2" draw:layer="layout" svg:x1="20.235cm" svg:y1="16.919cm" svg:x2="26.285cm" svg:y2="16.919cm">
          <text:p/>
        </draw:line>
        <draw:frame draw:style-name="gr3" draw:text-style-name="P3" draw:layer="layout" svg:width="3.175cm" svg:height="0.962cm" svg:x="5.821cm" svg:y="10.849cm">
          <draw:text-box>
            <text:p>f3</text:p>
          </draw:text-box>
        </draw:frame>
        <draw:frame draw:style-name="gr3" draw:text-style-name="P3" draw:layer="layout" svg:width="3.175cm" svg:height="0.962cm" svg:x="14.322cm" svg:y="10.849cm">
          <draw:text-box>
            <text:p>f4</text:p>
          </draw:text-box>
        </draw:frame>
        <draw:frame draw:style-name="gr3" draw:text-style-name="P3" draw:layer="layout" svg:width="3.175cm" svg:height="0.962cm" svg:x="22.823cm" svg:y="10.849cm">
          <draw:text-box>
            <text:p>f5</text:p>
          </draw:text-box>
        </draw:frame>
        <draw:frame draw:style-name="gr4" draw:text-style-name="P3" draw:layer="layout" svg:width="3.321cm" svg:height="0.962cm" svg:x="4.722cm" svg:y="4.84cm">
          <draw:text-box>
            <text:p>Saved BP</text:p>
          </draw:text-box>
        </draw:frame>
        <draw:frame draw:style-name="gr4" draw:text-style-name="P3" draw:layer="layout" svg:width="3.321cm" svg:height="0.962cm" svg:x="13.022cm" svg:y="4.74cm">
          <draw:text-box>
            <text:p>Saved BP</text:p>
          </draw:text-box>
        </draw:frame>
        <draw:frame draw:style-name="gr4" draw:text-style-name="P3" draw:layer="layout" svg:width="3.321cm" svg:height="0.962cm" svg:x="21.623cm" svg:y="4.74cm">
          <draw:text-box>
            <text:p>Saved BP</text:p>
          </draw:text-box>
        </draw:frame>
        <draw:frame draw:style-name="gr4" draw:text-style-name="P3" draw:layer="layout" svg:width="3.321cm" svg:height="0.962cm" svg:x="21.624cm" svg:y="14.04cm">
          <draw:text-box>
            <text:p>Saved BP</text:p>
          </draw:text-box>
        </draw:frame>
        <draw:frame draw:style-name="gr4" draw:text-style-name="P3" draw:layer="layout" svg:width="3.321cm" svg:height="0.962cm" svg:x="13.225cm" svg:y="14.04cm">
          <draw:text-box>
            <text:p>Saved BP</text:p>
          </draw:text-box>
        </draw:frame>
        <draw:frame draw:style-name="gr4" draw:text-style-name="P3" draw:layer="layout" svg:width="3.321cm" svg:height="0.962cm" svg:x="4.826cm" svg:y="14.04cm">
          <draw:text-box>
            <text:p>Saved BP</text:p>
          </draw:text-box>
        </draw:frame>
        <draw:frame draw:style-name="gr4" draw:text-style-name="P3" draw:layer="layout" svg:width="3.304cm" svg:height="0.962cm" svg:x="13.023cm" svg:y="3.24cm">
          <draw:text-box>
            <text:p>main + 32</text:p>
          </draw:text-box>
        </draw:frame>
        <draw:frame draw:style-name="gr4" draw:text-style-name="P3" draw:layer="layout" svg:width="2.111cm" svg:height="0.962cm" svg:x="22.223cm" svg:y="3.24cm">
          <draw:text-box>
            <text:p>f + 30</text:p>
          </draw:text-box>
        </draw:frame>
        <draw:frame draw:style-name="gr4" draw:text-style-name="P3" draw:layer="layout" svg:width="2.111cm" svg:height="0.962cm" svg:x="22.224cm" svg:y="12.64cm">
          <draw:text-box>
            <text:p>f + 30</text:p>
          </draw:text-box>
        </draw:frame>
        <draw:frame draw:style-name="gr4" draw:text-style-name="P3" draw:layer="layout" svg:width="2.111cm" svg:height="0.962cm" svg:x="13.725cm" svg:y="12.64cm">
          <draw:text-box>
            <text:p>f + 30</text:p>
          </draw:text-box>
        </draw:frame>
        <draw:frame draw:style-name="gr4" draw:text-style-name="P3" draw:layer="layout" svg:width="2.111cm" svg:height="0.962cm" svg:x="5.226cm" svg:y="12.64cm">
          <draw:text-box>
            <text:p>f + 30</text:p>
          </draw:text-box>
        </draw:frame>
        <draw:frame draw:style-name="gr4" draw:text-style-name="P3" draw:layer="layout" svg:width="1.522cm" svg:height="0.962cm" svg:x="5.627cm" svg:y="5.94cm">
          <draw:text-box>
            <text:p>0x5</text:p>
          </draw:text-box>
        </draw:frame>
        <draw:frame draw:style-name="gr4" draw:text-style-name="P3" draw:layer="layout" svg:width="3.428cm" svg:height="0.962cm" svg:x="4.827cm" svg:y="6.74cm">
          <draw:text-box>
            <text:p>0x0 / <text:span text:style-name="T1">0x78</text:span></text:p>
          </draw:text-box>
        </draw:frame>
        <draw:frame draw:style-name="gr4" draw:text-style-name="P3" draw:layer="layout" svg:width="1.522cm" svg:height="0.962cm" svg:x="13.927cm" svg:y="5.94cm">
          <draw:text-box>
            <text:p>0x5</text:p>
          </draw:text-box>
        </draw:frame>
        <draw:frame draw:style-name="gr4" draw:text-style-name="P3" draw:layer="layout" svg:width="1.522cm" svg:height="0.962cm" svg:x="22.527cm" svg:y="5.94cm">
          <draw:text-box>
            <text:p>0x4</text:p>
          </draw:text-box>
        </draw:frame>
        <draw:frame draw:style-name="gr4" draw:text-style-name="P3" draw:layer="layout" svg:width="1.522cm" svg:height="0.962cm" svg:x="22.527cm" svg:y="15.24cm">
          <draw:text-box>
            <text:p>0x1</text:p>
          </draw:text-box>
        </draw:frame>
        <draw:frame draw:style-name="gr4" draw:text-style-name="P3" draw:layer="layout" svg:width="1.522cm" svg:height="0.962cm" svg:x="14.027cm" svg:y="15.24cm">
          <draw:text-box>
            <text:p>0x2</text:p>
          </draw:text-box>
        </draw:frame>
        <draw:frame draw:style-name="gr4" draw:text-style-name="P3" draw:layer="layout" svg:width="1.522cm" svg:height="0.962cm" svg:x="5.527cm" svg:y="15.24cm">
          <draw:text-box>
            <text:p>0x3</text:p>
          </draw:text-box>
        </draw:frame>
        <draw:frame draw:style-name="gr4" draw:text-style-name="P3" draw:layer="layout" svg:width="2.098cm" svg:height="0.962cm" svg:x="1.127cm" svg:y="5.44cm">
          <draw:text-box>
            <text:p>BP -&gt;</text:p>
          </draw:text-box>
        </draw:frame>
        <draw:frame draw:style-name="gr4" draw:text-style-name="P3" draw:layer="layout" svg:width="2.098cm" svg:height="0.962cm" svg:x="1.127cm" svg:y="8.64cm">
          <draw:text-box>
            <text:p>SP -&gt;</text:p>
          </draw:text-box>
        </draw:frame>
        <draw:custom-shape draw:style-name="gr5" draw:text-style-name="P4" draw:layer="layout" svg:width="0.127cm" svg:height="0.635cm" svg:x="9.763cm" svg:y="6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4" draw:layer="layout" svg:width="0.127cm" svg:height="0.635cm" svg:x="9.763cm" svg:y="6.8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4" draw:layer="layout" svg:width="0.254cm" svg:height="1.448cm" svg:x="9.763cm" svg:y="7.6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0.853cm" svg:height="0.962cm" svg:x="9.727cm" svg:y="5.94cm">
          <draw:text-box>
            <text:p>4</text:p>
          </draw:text-box>
        </draw:frame>
        <draw:frame draw:style-name="gr4" draw:text-style-name="P3" draw:layer="layout" svg:width="0.853cm" svg:height="0.962cm" svg:x="9.728cm" svg:y="6.74cm">
          <draw:text-box>
            <text:p>4</text:p>
          </draw:text-box>
        </draw:frame>
        <draw:frame draw:style-name="gr4" draw:text-style-name="P3" draw:layer="layout" svg:width="0.853cm" svg:height="0.962cm" svg:x="9.829cm" svg:y="7.94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3T09:57:26.022999213</meta:creation-date>
    <dc:date>2019-12-13T10:11:46.427277997</dc:date>
    <meta:editing-duration>PT3M40S</meta:editing-duration>
    <meta:editing-cycles>1</meta:editing-cycles>
    <meta:document-statistic meta:object-count="62"/>
    <meta:generator>LibreOffice/6.3.3.2.0$Linux_X86_64 LibreOffice_project/30$Build-2</meta:generator>
  </office:meta>
</office:document-meta>
</file>